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3.5646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6528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vascular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9</text:p>
          </table:table-cell>
          <table:table-cell office:value-type="string">
            <text:p>unfol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30</text:p>
          </table:table-cell>
          <table:table-cell office:value-type="string">
            <text:p>unfolded 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ed expan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31</text:p>
          </table:table-cell>
          <table:table-cell office:value-type="string">
            <text:p>expanded not 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32</text:p>
          </table:table-cell>
          <table:table-cell office:value-type="string">
            <text:p>you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<text:s/>A {plant phenological trait} that is measured by the number of true leaves {$true leaf} on a {whole plant} that are in the {vascular leaf unfolded expanding stage} or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33</text:p>
          </table:table-cell>
          <table:table-cell office:value-type="string">
            <text:p>unfolded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unfolded expanding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ripe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 fruits {$ripe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1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6/25/2017</text:date>, <text:time>12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2:35:10</dc:date>
    <dc:creator>Ramona Walls</dc:creator>
    <meta:editing-duration>P21DT12H44M59S</meta:editing-duration>
    <meta:editing-cycles>92</meta:editing-cycles>
    <meta:generator>OpenOffice/4.1.3$Unix OpenOffice.org_project/413m1$Build-9783</meta:generator>
    <meta:document-statistic meta:table-count="1" meta:cell-count="207" meta:object-count="0"/>
  </office:meta>
</office:document-meta>
</file>